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20ff" officeooo:paragraph-rsid="00012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n aggregation relationship is the ownership of a certain class over specified objects. It is a type of association between two or more objects. It is denoted with a line between the two objects where the class which owns the object, contains a diamond at their end of the line. In this relationship, even if the source class is destroyed, the objects it related to still stand as the deleting one element does not affect the other. Aggregation is considered a weak type of association. </text:p>
      <text:p text:style-name="P1"/>
      <text:p text:style-name="P1">A composition relationship is a two-way, binary association between objects where one relies exclusively on the other. It is a type of association and it is denoted with a line between these two objects where the object that is being relied upon has a black diamond at the end of their line. If the object that contained the side with the black diamond is removed, all its composition relationships are also removed as they relied on the parent object to exist. Composition is considered a strong type of association. </text:p>
      <text:p text:style-name="P1"/>
      <text:p text:style-name="P1">These two concepts are both types of association relationships. Both link two object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0:32:12.882871226</meta:creation-date>
    <dc:date>2022-11-01T11:41:16.785868615</dc:date>
    <meta:editing-duration>PT1H9M6S</meta:editing-duration>
    <meta:editing-cycles>1</meta:editing-cycles>
    <meta:document-statistic meta:table-count="0" meta:image-count="0" meta:object-count="0" meta:page-count="1" meta:paragraph-count="3" meta:word-count="188" meta:character-count="1094" meta:non-whitespace-character-count="906"/>
    <meta:generator>LibreOffice/7.4.2.3$Linux_X86_64 LibreOffice_project/40$Build-3</meta:generator>
  </office:meta>
</office:document-meta>
</file>